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Isabella Merlin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bf9d9682-f3df-46e3-ad62-73298d43d1d1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<text:line-break/>Beurteilung und Einstellung von Personal<text:line-break/>Genehmigung von Budgets für spezielle Bildungsprojekte</text:p>
              <text:p text:style-name="P3"/>
            </text:section>
            <text:section text:style-name="Sect1" text:name="8e7803b4-553e-4253-9e2f-1c80f3f41eff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3ab9bdfe-6cef-4d6a-881f-29430c94c837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76aceb86-fc12-4015-97e1-fb8ecba04945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e0dc8652-163e-438d-a7c2-ac4733b0db42">
              <text:p text:style-name="P6"><text:span text:style-name="T17">Sprachen: </text:span>Deutsch: Muttersprache<text:line-break/>Französisch: Schriftlich &amp; Mündlich<text:line-break/>Italienisch: Grundkenntnisse</text:p>
            </text:section>
            <text:section text:style-name="Sect2" text:name="ecaac91f-527c-40af-a072-93ef4f27f70a">
              <text:p text:style-name="P6"><text:span text:style-name="T17">EDV: </text:span>Word, Excel, Photoshop, Linux, Outlook</text:p>
            </text:section>
            <text:section text:style-name="Sect2" text:name="4bd63aff-03f3-4f8d-9e13-148c799b79cb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abella Merl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